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/>
          <table:table-cell table:style-name="ce109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2"/>
          <table:table-cell table:style-name="ce109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/>
          <table:table-cell table:style-name="ce109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listege" xlink:type="simple">https://twitter.com/listeg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09:49:24.618000000</dc:date>
    <meta:editing-duration>P2DT20H38M51S</meta:editing-duration>
    <meta:editing-cycles>1122</meta:editing-cycles>
    <meta:document-statistic meta:table-count="4" meta:cell-count="362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